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56cm"/>
    </style:style>
    <style:style style:name="gr2" style:family="graphic" style:parent-style-name="standard">
      <style:graphic-properties draw:stroke="none" svg:stroke-color="#000000" draw:fill="none" draw:fill-color="#ffffff" fo:min-height="9.815cm"/>
    </style:style>
    <style:style style:name="gr3" style:family="graphic" style:parent-style-name="standard">
      <style:graphic-properties draw:stroke="none" svg:stroke-color="#000000" draw:fill="none" draw:fill-color="#ffffff" fo:min-height="3.81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Fine_20_Dashed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line-height="100%" fo:text-align="center"/>
      <style:text-properties fo:font-family="Helvetica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family="Helvetica" style:font-family-generic="swiss" style:font-pitch="variable"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center"/>
    </style:style>
    <style:style style:name="P6" style:family="paragraph">
      <style:paragraph-properties fo:line-height="100%" fo:text-align="center"/>
    </style:style>
    <style:style style:name="P7" style:family="paragraph">
      <style:text-properties fo:font-family="Helvetica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" style:family="text">
      <style:text-properties fo:font-family="Helvetica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family="Helvetica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family="Helvetica" style:font-family-generic="swiss" style:font-pitch="variable" fo:font-size="36pt" style:font-size-asian="36pt" style:font-size-complex="36pt"/>
    </style:style>
    <style:style style:name="T5" style:family="text">
      <style:text-properties fo:text-shadow="none"/>
    </style:style>
    <style:style style:name="T6" style:family="text">
      <style:text-properties fo:font-family="Helvetica" style:font-family-generic="swiss" style:font-pitch="variable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4cm" svg:height="4.061cm" svg:x="1cm" svg:y="1cm">
          <draw:text-box>
            <text:p text:style-name="P1"><text:span text:style-name="T1">Dagny: An Autonomous</text:span></text:p>
            <text:p text:style-name="P1"><text:span text:style-name="T1">Mobile Robot for Navigation</text:span></text:p>
          </draw:text-box>
        </draw:frame>
        <draw:frame draw:style-name="gr2" draw:text-style-name="P2" draw:layer="layout" svg:width="25.94cm" svg:height="10.482cm" svg:x="1cm" svg:y="10.203cm">
          <draw:text-box>
            <text:p text:style-name="P2"><text:span text:style-name="T2">Key Features:</text:span></text:p>
            <text:list text:style-name="L1">
              <text:list-item>
                <text:list>
                  <text:list-item>
                    <text:p text:style-name="P2"><text:span text:style-name="T2">Sensors</text:span></text:p>
                    <text:list>
                      <text:list-item>
                        <text:p text:style-name="P2"><text:span text:style-name="T2">GPS</text:span></text:p>
                      </text:list-item>
                      <text:list-item>
                        <text:p text:style-name="P2"><text:span text:style-name="T2">Compass</text:span></text:p>
                      </text:list-item>
                      <text:list-item>
                        <text:p text:style-name="P2"><text:span text:style-name="T2">Sonar</text:span></text:p>
                      </text:list-item>
                      <text:list-item>
                        <text:p text:style-name="P2"><text:span text:style-name="T2">Scanning Laser Range Finder</text:span></text:p>
                      </text:list-item>
                      <text:list-item>
                        <text:p text:style-name="P2"><text:span text:style-name="T2">Wheel Encoders</text:span></text:p>
                      </text:list-item>
                    </text:list>
                  </text:list-item>
                  <text:list-item>
                    <text:p text:style-name="P2"><text:span text:style-name="T2">Brains</text:span></text:p>
                    <text:list>
                      <text:list-item>
                        <text:p text:style-name="P2"><text:span text:style-name="T2">Main processor: 500MHz AMD Geode w/Linux</text:span><text:span text:style-name="T2"><text:tab/></text:span><text:span text:style-name="T2"><text:tab/></text:span><text:span text:style-name="T2">2179 lines of code</text:span></text:p>
                      </text:list-item>
                      <text:list-item>
                        <text:p text:style-name="P2"><text:span text:style-name="T2">I/O Processor: 16MHz Arduino Mega</text:span><text:span text:style-name="T2"><text:tab/></text:span><text:span text:style-name="T2"><text:tab/></text:span><text:span text:style-name="T2"><text:tab/></text:span><text:span text:style-name="T2"><text:tab/></text:span><text:span text:style-name="T2">3014 lines of code</text:span></text:p>
                      </text:list-item>
                      <text:list-item>
                        <text:p text:style-name="P2"><text:span text:style-name="T2">User Interface: Motorola Xoom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1343 lines of code</text:span></text:p>
                      </text:list-item>
                    </text:list>
                  </text:list-item>
                  <text:list-item>
                    <text:p text:style-name="P2"><text:span text:style-name="T2">Framework: ROS (Robot Operating System)</text:span></text:p>
                  </text:list-item>
                  <text:list-item>
                    <text:p text:style-name="P2"><text:span text:style-name="T2">Battery life: 2-3 hours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5.94cm" svg:height="4.061cm" svg:x="1cm" svg:y="5.829cm">
          <draw:text-box>
            <text:p text:style-name="P3"><text:span text:style-name="T3">Goal:</text:span><text:span text:style-name="T4"> Build a mobile robot capable of navigating autonomously outdoors, while avoiding obstacles.</text:span></text:p>
          </draw:text-box>
        </draw:frame>
      </draw:page>
      <draw:page draw:name="page2" draw:style-name="dp1" draw:master-page-name="Default">
        <draw:rect draw:style-name="gr4" draw:text-style-name="P4" draw:id="id9" draw:layer="layout" svg:width="4.445cm" svg:height="2.54cm" svg:x="1cm" svg:y="1cm">
          <text:p text:style-name="P4">User Interface</text:p>
        </draw:rect>
        <draw:rect draw:style-name="gr4" draw:text-style-name="P4" draw:id="id8" draw:layer="layout" svg:width="4.445cm" svg:height="3.175cm" svg:x="1cm" svg:y="7.985cm">
          <text:p text:style-name="P4">Arduino</text:p>
        </draw:rect>
        <draw:rect draw:style-name="gr4" draw:text-style-name="P4" draw:id="id2" draw:layer="layout" svg:width="4.445cm" svg:height="2.54cm" svg:x="8.62cm" svg:y="2.905cm">
          <text:p text:style-name="P4">gpsd +</text:p>
          <text:p text:style-name="P4">gpsd_client</text:p>
        </draw:rect>
        <draw:rect draw:style-name="gr4" draw:text-style-name="P4" draw:id="id6" draw:layer="layout" svg:width="5.715cm" svg:height="2.54cm" svg:x="18.08cm" svg:y="5.273cm">
          <text:p text:style-name="P4">gps_odometry</text:p>
          <text:p text:style-name="P4">(Kalman Filtering)</text:p>
        </draw:rect>
        <draw:rect draw:style-name="gr4" draw:text-style-name="P4" draw:id="id4" draw:layer="layout" svg:width="5.08cm" svg:height="3.175cm" svg:x="9.89cm" svg:y="14.97cm">
          <text:p text:style-name="P4">path_planner</text:p>
        </draw:rect>
        <draw:rect draw:style-name="gr4" draw:text-style-name="P4" draw:id="id7" draw:layer="layout" svg:width="4.445cm" svg:height="2.54cm" svg:x="18.145cm" svg:y="18.05cm">
          <text:p text:style-name="P4">global_map</text:p>
        </draw:rect>
        <draw:rect draw:style-name="gr4" draw:text-style-name="P4" draw:id="id3" draw:layer="layout" svg:width="4.445cm" svg:height="3.175cm" svg:x="1.635cm" svg:y="16.24cm">
          <text:p text:style-name="P4">goal_list</text:p>
        </draw:rect>
        <draw:rect draw:style-name="gr4" draw:text-style-name="P4" draw:id="id5" draw:layer="layout" svg:width="4.445cm" svg:height="2.54cm" svg:x="18.145cm" svg:y="12.335cm">
          <text:p text:style-name="P4">Localization</text:p>
          <text:p text:style-name="P4">And Mapping</text:p>
        </draw:rect>
        <draw:connector draw:style-name="gr5" draw:text-style-name="P4" draw:layer="layout" draw:line-skew="0.635cm" svg:x1="12.843cm" svg:y1="7.89cm" svg:x2="10.842cm" svg:y2="5.445cm" draw:start-shape="id1" draw:start-glue-point="4" draw:end-shape="id2" draw:end-glue-point="2" svg:d="m12843 7890v-588h-2001v-1857">
          <text:p text:style-name="P4">Raw GPS</text:p>
        </draw:connector>
        <draw:connector draw:style-name="gr5" draw:text-style-name="P4" draw:layer="layout" draw:line-skew="-0.588cm" svg:x1="11.49cm" svg:y1="12.335cm" svg:x2="3.857cm" svg:y2="16.24cm" draw:start-shape="id1" draw:start-glue-point="6" draw:end-shape="id3" draw:end-glue-point="0" svg:d="m11490 12335v1365h-7633v2540">
          <text:p text:style-name="P4">Goals</text:p>
        </draw:connector>
        <draw:connector draw:style-name="gr5" draw:text-style-name="P4" draw:layer="layout" draw:line-skew="0.635cm" svg:x1="12.43cm" svg:y1="14.97cm" svg:x2="14.195cm" svg:y2="12.335cm" draw:start-shape="id4" draw:start-glue-point="0" draw:end-shape="id1" draw:end-glue-point="8" svg:d="m12430 14970v-682h1765v-1953">
          <text:p text:style-name="P4">Commands</text:p>
        </draw:connector>
        <draw:connector draw:style-name="gr5" draw:text-style-name="P4" draw:layer="layout" svg:x1="6.08cm" svg:y1="17.827cm" svg:x2="9.89cm" svg:y2="16.557cm" draw:start-shape="id3" draw:end-shape="id4" svg:d="m6080 17827h1905v-1270h1905">
          <text:p text:style-name="P4">Current Goal</text:p>
        </draw:connector>
        <draw:connector draw:style-name="gr5" draw:text-style-name="P4" draw:layer="layout" draw:line-skew="-0.635cm" svg:x1="18.145cm" svg:y1="13.605cm" svg:x2="14.97cm" svg:y2="16.557cm" draw:start-shape="id5" draw:start-glue-point="3" draw:end-shape="id4" draw:end-glue-point="1" svg:d="m18145 13605h-2222v2952h-953">
          <text:p text:style-name="P4">Position</text:p>
        </draw:connector>
        <draw:connector draw:style-name="gr5" draw:text-style-name="P4" draw:layer="layout" draw:line-skew="0.635cm" svg:x1="20.937cm" svg:y1="7.813cm" svg:x2="20.367cm" svg:y2="12.335cm" draw:start-shape="id6" draw:start-glue-point="2" draw:end-shape="id5" draw:end-glue-point="0" svg:d="m20937 7813v2896h-570v1626">
          <text:p text:style-name="P4">Raw Position</text:p>
        </draw:connector>
        <draw:connector draw:style-name="gr5" draw:text-style-name="P4" draw:layer="layout" svg:x1="13.065cm" svg:y1="4.175cm" svg:x2="20.937cm" svg:y2="5.273cm" draw:start-shape="id2" draw:start-glue-point="1" draw:end-shape="id6" draw:end-glue-point="0" svg:d="m13065 4175h7872v1098">
          <text:p text:style-name="P4">Processed GPS</text:p>
        </draw:connector>
        <draw:connector draw:style-name="gr5" draw:text-style-name="P4" draw:layer="layout" draw:line-skew="-1.588cm" svg:x1="15.065cm" svg:y1="9.59cm" svg:x2="18.08cm" svg:y2="6.543cm" draw:start-shape="id1" draw:start-glue-point="9" draw:end-shape="id6" draw:end-glue-point="3" svg:d="m15065 9590h-80v-3047h3095">
          <text:p text:style-name="P4">Odometry</text:p>
          <text:p text:style-name="P4">Compass</text:p>
        </draw:connector>
        <draw:connector draw:style-name="gr6" draw:text-style-name="P4" draw:layer="layout" svg:x1="20.367cm" svg:y1="14.875cm" svg:x2="20.367cm" svg:y2="18.05cm" draw:start-shape="id5" draw:start-glue-point="2" draw:end-shape="id7" draw:end-glue-point="0" svg:d="m20367 14875v3175">
          <text:p text:style-name="P4">Map <text:span text:style-name="T5">Updates</text:span></text:p>
        </draw:connector>
        <draw:connector draw:style-name="gr6" draw:text-style-name="P4" draw:layer="layout" svg:x1="5.445cm" svg:y1="9.572cm" svg:x2="10.62cm" svg:y2="9.59cm" draw:start-shape="id8" draw:start-glue-point="1" draw:end-shape="id1" draw:end-glue-point="5" svg:d="m5445 9572h2587v18h2588">
          <text:p text:style-name="P4">Robot Position</text:p>
          <text:p text:style-name="P5">Goals</text:p>
          <text:p text:style-name="P6"/>
          <text:p text:style-name="P6">Raw GPS</text:p>
          <text:p text:style-name="P4">Wheel Sensors</text:p>
          <text:p text:style-name="P4">Compass</text:p>
        </draw:connector>
        <draw:connector draw:style-name="gr6" draw:text-style-name="P4" draw:layer="layout" svg:x1="3.222cm" svg:y1="7.985cm" svg:x2="3.222cm" svg:y2="3.54cm" draw:start-shape="id8" draw:start-glue-point="0" draw:end-shape="id9" draw:end-glue-point="2" svg:d="m3222 7985v-4445">
          <text:p text:style-name="P4">Goals</text:p>
          <text:p text:style-name="P4">Remote Control</text:p>
          <text:p text:style-name="P5">Robot Position</text:p>
        </draw:connector>
        <draw:custom-shape draw:style-name="gr7" draw:text-style-name="P4" draw:id="id1" draw:layer="layout" svg:width="4.445cm" svg:height="4.445cm" svg:x="10.62cm" svg:y="7.89cm">
          <text:p text:style-name="P4">hardware_</text:p>
          <text:p text:style-name="P4">interface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onnector draw:style-name="gr5" draw:text-style-name="P4" draw:layer="layout" svg:x1="18.145cm" svg:y1="19.32cm" svg:x2="12.43cm" svg:y2="18.145cm" draw:start-shape="id7" draw:start-glue-point="3" draw:end-shape="id4" draw:end-glue-point="2" svg:d="m18145 19320h-5715v-1175">
          <text:p text:style-name="P4">Obstacle Map</text:p>
        </draw:connector>
        <draw:rect draw:style-name="gr4" draw:text-style-name="P4" draw:id="id10" draw:layer="layout" svg:width="3.08cm" svg:height="3.175cm" svg:x="23.32cm" svg:y="17.415cm">
          <text:p text:style-name="P4">Laser</text:p>
          <text:p text:style-name="P4">Scanner</text:p>
        </draw:rect>
        <draw:connector draw:style-name="gr5" draw:text-style-name="P4" draw:layer="layout" svg:x1="24.86cm" svg:y1="17.415cm" svg:x2="22.59cm" svg:y2="13.605cm" draw:start-shape="id10" draw:end-shape="id5" draw:end-glue-point="1" svg:d="m24860 17415v-3810h-2270">
          <text:p text:style-name="P4">Laser Scans</text:p>
        </draw:connector>
        <draw:line draw:style-name="gr8" draw:text-style-name="P4" draw:layer="layout" svg:x1="1cm" svg:y1="12.43cm" svg:x2="7.35cm" svg:y2="12.43cm">
          <text:p/>
        </draw:line>
        <draw:line draw:style-name="gr8" draw:text-style-name="P4" draw:layer="layout" svg:x1="7.35cm" svg:y1="1cm" svg:x2="7.35cm" svg:y2="12.43cm">
          <text:p/>
        </draw:line>
        <draw:frame draw:style-name="gr9" draw:text-style-name="P7" draw:layer="layout" svg:width="12.343cm" svg:height="1.377cm" svg:x="11.16cm" svg:y="1cm">
          <draw:text-box>
            <text:p text:style-name="P7"><text:span text:style-name="T6">Main Processor Task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4-15T09:36:36</meta:creation-date>
    <dc:date>2011-04-15T10:33:05</dc:date>
    <meta:editing-duration>PT00H56M31S</meta:editing-duration>
    <meta:editing-cycles>12</meta:editing-cycles>
    <meta:generator>OpenOffice.org/3.2$Unix OpenOffice.org_project/320m12$Build-9483</meta:generator>
    <meta:document-statistic meta:object-count="29"/>
  </office:meta>
</office:document-meta>
</file>